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f4e" officeooo:paragraph-rsid="000b5ce9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fo:font-weight="bold" officeooo:rsid="000b5ce9" style:font-size-asian="18pt" style:font-weight-asian="bold" style:font-size-complex="18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svg:stroke-width="0.101cm" svg:stroke-color="#2c001e" draw:marker-start-width="0.65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2c001e" draw:marker-start="Arrow" draw:marker-start-width="0.3cm" draw:marker-end="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65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2.2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2c001e" draw:marker-start="Arrow" draw:marker-start-width="0.3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3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7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6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1.26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3.0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Forme1" draw:style-name="gr1" draw:text-style-name="P2" svg:x1="0.642cm" svg:y1="0.896cm" svg:x2="0.748cm" svg:y2="17.792cm"><text:p/></draw:line><draw:line text:anchor-type="paragraph" draw:z-index="1" draw:name="Forme1" draw:style-name="gr1" draw:text-style-name="P2" svg:x1="4.558cm" svg:y1="0.764cm" svg:x2="4.664cm" svg:y2="17.687cm"><text:p/></draw:line><draw:line text:anchor-type="paragraph" draw:z-index="3" draw:name="Forme1" draw:style-name="gr1" draw:text-style-name="P2" svg:x1="16.649cm" svg:y1="0.79cm" svg:x2="16.755cm" svg:y2="17.713cm"><text:p/></draw:line><draw:line text:anchor-type="paragraph" draw:z-index="4" draw:name="Forme1" draw:style-name="gr2" draw:text-style-name="P2" svg:x1="16.649cm" svg:y1="2.499cm" svg:x2="10.167cm" svg:y2="2.525cm"><text:p/></draw:line><draw:frame text:anchor-type="paragraph" draw:z-index="5" draw:name="Forme2" draw:style-name="gr3" draw:text-style-name="P3" svg:width="1.879cm" svg:height="0.652cm" svg:x="8.447cm" svg:y="2.346cm"><draw:text-box><text:p><text:span text:style-name="T3">Process</text:span></text:p></draw:text-box></draw:frame><draw:line text:anchor-type="paragraph" draw:z-index="6" draw:name="Forme1" draw:style-name="gr1" draw:text-style-name="P2" svg:x1="8.394cm" svg:y1="2.526cm" svg:x2="0.748cm" svg:y2="2.526cm"><text:p/></draw:line><draw:frame text:anchor-type="paragraph" draw:z-index="7" draw:name="Forme2" draw:style-name="gr3" draw:text-style-name="P3" svg:width="7.885cm" svg:height="0.652cm" svg:x="4.664cm" svg:y="1.499cm"><draw:text-box><text:p><text:span text:style-name="T3">Association Request / Response</text:span></text:p></draw:text-box></draw:frame><draw:frame text:anchor-type="paragraph" draw:z-index="8" draw:name="Forme2" draw:style-name="gr4" draw:text-style-name="P3" svg:width="7.515cm" svg:height="2.271cm" svg:x="9.135cm" svg:y="3.298cm"><draw:text-box><text:p><text:span text:style-name="T3">Station Configuration Request</text:span></text:p><text:p text:style-name="P2"><text:span text:style-name="T4">[Add station(station MAC @ ), IEEE802.11 Add station (WLAN ID), IEEE802.11 Session key (Flag=A) ]</text:span></text:p></draw:text-box></draw:frame><draw:line text:anchor-type="paragraph" draw:z-index="2" draw:name="Forme1" draw:style-name="gr1" draw:text-style-name="P2" svg:x1="9.056cm" svg:y1="0.764cm" svg:x2="9.162cm" svg:y2="17.713cm"><text:p/></draw:line><draw:line text:anchor-type="paragraph" draw:z-index="9" draw:name="Forme1" draw:style-name="gr5" draw:text-style-name="P2" svg:x1="16.491cm" svg:y1="5.913cm" svg:x2="9.294cm" svg:y2="5.939cm"><text:p/></draw:line><draw:line text:anchor-type="paragraph" draw:z-index="10" draw:name="Forme1" draw:style-name="gr1" draw:text-style-name="P2" svg:x1="8.394cm" svg:y1="7.606cm" svg:x2="0.748cm" svg:y2="7.606cm"><text:p/></draw:line><draw:line text:anchor-type="paragraph" draw:z-index="11" draw:name="Forme1" draw:style-name="gr2" draw:text-style-name="P2" svg:x1="16.649cm" svg:y1="7.553cm" svg:x2="10.167cm" svg:y2="7.579cm"><text:p/></draw:line><draw:frame text:anchor-type="paragraph" draw:z-index="12" draw:name="Forme2" draw:style-name="gr6" draw:text-style-name="P3" svg:width="1.879cm" svg:height="0.652cm" svg:x="8.368cm" svg:y="7.373cm"><draw:text-box><text:p><text:span text:style-name="T3">Process</text:span></text:p></draw:text-box></draw:frame><draw:frame text:anchor-type="paragraph" draw:z-index="13" draw:name="Forme2" draw:style-name="gr7" draw:text-style-name="P3" svg:width="12.013cm" svg:height="0.795cm" svg:x="3.129cm" svg:y="6.579cm"><draw:text-box><text:p><text:span text:style-name="T3">802.1x Authentication </text:span><text:span text:style-name="T4">(Si aucune clé n’existe dans le cache</text:span></text:p></draw:text-box></draw:frame><draw:line text:anchor-type="paragraph" draw:z-index="14" draw:name="Forme1" draw:style-name="gr2" draw:text-style-name="P2" svg:x1="16.649cm" svg:y1="9.67cm" svg:x2="10.167cm" svg:y2="9.696cm"><text:p/></draw:line><draw:frame text:anchor-type="paragraph" draw:z-index="15" draw:name="Forme2" draw:style-name="gr6" draw:text-style-name="P3" svg:width="1.879cm" svg:height="0.652cm" svg:x="8.368cm" svg:y="9.49cm"><draw:text-box><text:p><text:span text:style-name="T3">Process</text:span></text:p></draw:text-box></draw:frame><draw:line text:anchor-type="paragraph" draw:z-index="16" draw:name="Forme1" draw:style-name="gr1" draw:text-style-name="P2" svg:x1="8.394cm" svg:y1="9.723cm" svg:x2="0.748cm" svg:y2="9.723cm"><text:p/></draw:line><draw:frame text:anchor-type="paragraph" draw:z-index="17" draw:name="Forme2" draw:style-name="gr8" draw:text-style-name="P3" svg:width="6.774cm" svg:height="0.657cm" svg:x="5.854cm" svg:y="8.834cm"><draw:text-box><text:p><text:span text:style-name="T3">802.11 4-way <text:s/>key exchange</text:span></text:p></draw:text-box></draw:frame><draw:line text:anchor-type="paragraph" draw:z-index="18" draw:name="Forme1" draw:style-name="gr5" draw:text-style-name="P2" svg:x1="16.65cm" svg:y1="12.263cm" svg:x2="4.664cm" svg:y2="12.342cm"><text:p/></draw:line><draw:line text:anchor-type="paragraph" draw:z-index="19" draw:name="Forme1" draw:style-name="gr5" draw:text-style-name="P2" svg:x1="16.65cm" svg:y1="16.417cm" svg:x2="9.453cm" svg:y2="16.443cm"><text:p/></draw:line><draw:frame text:anchor-type="paragraph" draw:z-index="20" draw:name="Forme2" draw:style-name="gr9" draw:text-style-name="P3" svg:width="7.515cm" svg:height="1.265cm" svg:x="5.907cm" svg:y="10.839cm"><draw:text-box><text:p><text:span text:style-name="T3">Station Configuration Request</text:span></text:p><text:p text:style-name="P2"><text:span text:style-name="T4">[Delete station]</text:span></text:p></draw:text-box></draw:frame><draw:frame text:anchor-type="paragraph" draw:z-index="21" draw:name="Forme2" draw:style-name="gr10" draw:text-style-name="P3" svg:width="7.621cm" svg:height="3.086cm" svg:x="9.294cm" svg:y="12.797cm"><draw:text-box><text:p><text:span text:style-name="T3">Station Configuration Request</text:span></text:p><text:p><text:span text:style-name="T4">[Add station(station MAC @), </text:span></text:p><text:p><text:span text:style-name="T4">IEEE802.11 Add station (WLAN ID), IEEE802.11 Session key (Key=X), IEEE 802.11 Information Element (RSNIE (Pairwise Cipher=CCMP) )]</text:span></text:p></draw:text-box></draw:frame><text:span text:style-name="T1">Client</text:span> <text:s text:c="14"/><text:span text:style-name="T2">Old</text:span> <text:s/><text:span text:style-name="T1">WTP</text:span> <text:s text:c="15"/><text:span text:style-name="T2">New</text:span> <text:s/><text:span text:style-name="T1">WTP</text:span> <text:s text:c="51"/><text:span text:style-name="T1">A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1:50:13.710484329</meta:creation-date>
    <dc:date>2017-10-02T12:12:56.222301939</dc:date>
    <meta:editing-duration>PT1M30S</meta:editing-duration>
    <meta:editing-cycles>1</meta:editing-cycles>
    <meta:document-statistic meta:table-count="0" meta:image-count="0" meta:object-count="0" meta:page-count="1" meta:paragraph-count="1" meta:word-count="6" meta:character-count="107" meta:non-whitespace-character-count="20"/>
    <meta:generator>LibreOffice/5.1.6.2$Linux_X86_64 LibreOffice_project/10m0$Build-2</meta:generator>
  </office:meta>
</office:document-meta>
</file>